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Lohit Devanagari1" svg:font-family="'Lohit Devanagari'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style:font-size-asian="15pt" style:font-size-complex="15pt"/>
    </style:style>
    <style:style style:name="P2" style:family="paragraph" style:parent-style-name="Text_20_body">
      <style:paragraph-properties fo:margin-top="0cm" fo:margin-bottom="0.499cm" loext:contextual-spacing="false"/>
      <style:text-properties officeooo:paragraph-rsid="0022ee3c"/>
    </style:style>
    <style:style style:name="P3" style:family="paragraph" style:parent-style-name="Text_20_body">
      <style:paragraph-properties fo:margin-top="0cm" fo:margin-bottom="0.499cm" loext:contextual-spacing="false"/>
      <style:text-properties officeooo:paragraph-rsid="001223db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06bd6" officeooo:paragraph-rsid="00106bd6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rsid="00106bd6" officeooo:paragraph-rsid="00106bd6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1223db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style:font-size-asian="15pt" style:font-size-complex="15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fo:background-color="#fff200" style:font-size-asian="15pt" style:font-size-complex="15pt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151627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60954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1741eb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1c1ee3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ddb2d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1e9877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1ff873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22ee3c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23b918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2543ad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2703cd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2892c6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295475"/>
    </style:style>
    <style:style style:name="P24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37a2f"/>
    </style:style>
    <style:style style:name="P25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543ad"/>
    </style:style>
    <style:style style:name="P26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95475"/>
    </style:style>
    <style:style style:name="P27" style:family="paragraph" style:parent-style-name="Standard">
      <style:text-properties fo:font-size="15pt" officeooo:rsid="00105a77" officeooo:paragraph-rsid="00105a77" style:font-size-asian="15pt" style:font-size-complex="15pt"/>
    </style:style>
    <style:style style:name="P28" style:family="paragraph" style:parent-style-name="Standard">
      <style:text-properties fo:font-size="15pt" officeooo:rsid="00106bd6" officeooo:paragraph-rsid="00106bd6" style:font-size-asian="15pt" style:font-size-complex="15pt"/>
    </style:style>
    <style:style style:name="P29" style:family="paragraph" style:parent-style-name="Standard">
      <style:text-properties fo:font-size="12pt" fo:font-weight="bold" officeooo:rsid="00106bd6" officeooo:paragraph-rsid="00106bd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5pt" officeooo:rsid="00105a77" officeooo:paragraph-rsid="00105a77" style:font-size-asian="15pt" style:font-size-complex="15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2" style:family="paragraph" style:parent-style-name="Preformatted_20_Text">
      <style:text-properties fo:color="#000000" style:font-name="DejaVu Sans Mono" fo:font-size="9pt" fo:font-style="italic" officeooo:paragraph-rsid="00106bd6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background-color="#fff200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5" style:family="paragraph" style:parent-style-name="Preformatted_20_Text">
      <style:text-properties officeooo:paragraph-rsid="002c0112"/>
    </style:style>
    <style:style style:name="P36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37" style:family="paragraph" style:parent-style-name="Preformatted_20_Text">
      <style:paragraph-properties fo:margin-top="0cm" fo:margin-bottom="0.499cm" loext:contextual-spacing="false"/>
      <style:text-properties officeooo:paragraph-rsid="001223db"/>
    </style:style>
    <style:style style:name="P38" style:family="paragraph" style:parent-style-name="Preformatted_20_Text">
      <style:paragraph-properties fo:margin-top="0cm" fo:margin-bottom="0.499cm" loext:contextual-spacing="false"/>
      <style:text-properties officeooo:paragraph-rsid="002d2ab7"/>
    </style:style>
    <style:style style:name="T1" style:family="text">
      <style:text-properties fo:color="#000080" fo:font-weight="bold"/>
    </style:style>
    <style:style style:name="T2" style:family="text">
      <style:text-properties fo:color="#008080" fo:font-weight="bold"/>
    </style:style>
    <style:style style:name="T3" style:family="text">
      <style:text-properties fo:color="#008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fo:color="#660099"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1215f3"/>
    </style:style>
    <style:style style:name="T8" style:family="text">
      <style:text-properties officeooo:rsid="001223db"/>
    </style:style>
    <style:style style:name="T9" style:family="text">
      <style:text-properties fo:color="#ce181e" officeooo:rsid="001223db"/>
    </style:style>
    <style:style style:name="T10" style:family="text">
      <style:text-properties fo:color="#ce181e" fo:font-size="12pt" fo:font-weight="bold" officeooo:rsid="001223db" style:font-size-asian="12pt" style:font-weight-asian="bold" style:font-size-complex="12pt" style:font-weight-complex="bold"/>
    </style:style>
    <style:style style:name="T11" style:family="text">
      <style:text-properties fo:color="#ce181e" fo:font-size="12pt" fo:font-weight="bold" officeooo:rsid="00137a2f" style:font-size-asian="12pt" style:font-weight-asian="bold" style:font-size-complex="12pt" style:font-weight-complex="bold"/>
    </style:style>
    <style:style style:name="T12" style:family="text">
      <style:text-properties fo:color="#ce181e" fo:font-size="12pt" fo:font-weight="bold" officeooo:rsid="00151627" style:font-size-asian="12pt" style:font-weight-asian="bold" style:font-size-complex="12pt" style:font-weight-complex="bold"/>
    </style:style>
    <style:style style:name="T13" style:family="text">
      <style:text-properties fo:color="#ce181e" fo:font-size="12pt" fo:font-weight="bold" officeooo:rsid="00160954" style:font-size-asian="12pt" style:font-weight-asian="bold" style:font-size-complex="12pt" style:font-weight-complex="bold"/>
    </style:style>
    <style:style style:name="T14" style:family="text">
      <style:text-properties fo:color="#ce181e" fo:font-size="12pt" fo:font-weight="bold" officeooo:rsid="00187b95" style:font-size-asian="12pt" style:font-weight-asian="bold" style:font-size-complex="12pt" style:font-weight-complex="bold"/>
    </style:style>
    <style:style style:name="T15" style:family="text">
      <style:text-properties fo:color="#ce181e" fo:font-size="12pt" fo:font-weight="bold" officeooo:rsid="001c1ee3" style:font-size-asian="12pt" style:font-weight-asian="bold" style:font-size-complex="12pt" style:font-weight-complex="bold"/>
    </style:style>
    <style:style style:name="T16" style:family="text">
      <style:text-properties fo:color="#ce181e" fo:font-size="12pt" fo:font-weight="bold" officeooo:rsid="001ff873" style:font-size-asian="12pt" style:font-weight-asian="bold" style:font-size-complex="12pt" style:font-weight-complex="bold"/>
    </style:style>
    <style:style style:name="T17" style:family="text">
      <style:text-properties fo:color="#ce181e" fo:font-size="12pt" fo:font-weight="bold" officeooo:rsid="00203a0f" style:font-size-asian="12pt" style:font-weight-asian="bold" style:font-size-complex="12pt" style:font-weight-complex="bold"/>
    </style:style>
    <style:style style:name="T18" style:family="text">
      <style:text-properties fo:color="#ce181e" fo:font-size="12pt" fo:font-weight="bold" officeooo:rsid="0022ee3c" style:font-size-asian="12pt" style:font-weight-asian="bold" style:font-size-complex="12pt" style:font-weight-complex="bold"/>
    </style:style>
    <style:style style:name="T19" style:family="text">
      <style:text-properties fo:color="#ce181e" fo:font-size="12pt" fo:font-weight="bold" officeooo:rsid="0023b918" style:font-size-asian="12pt" style:font-weight-asian="bold" style:font-size-complex="12pt" style:font-weight-complex="bold"/>
    </style:style>
    <style:style style:name="T20" style:family="text">
      <style:text-properties fo:color="#ce181e" fo:font-size="12pt" fo:font-weight="bold" officeooo:rsid="002543ad" style:font-size-asian="12pt" style:font-weight-asian="bold" style:font-size-complex="12pt" style:font-weight-complex="bold"/>
    </style:style>
    <style:style style:name="T21" style:family="text">
      <style:text-properties fo:color="#ce181e" fo:font-size="12pt" fo:font-weight="bold" officeooo:rsid="002703cd" style:font-size-asian="12pt" style:font-weight-asian="bold" style:font-size-complex="12pt" style:font-weight-complex="bold"/>
    </style:style>
    <style:style style:name="T22" style:family="text">
      <style:text-properties fo:color="#ce181e" fo:font-size="12pt" fo:font-weight="bold" officeooo:rsid="002892c6" style:font-size-asian="12pt" style:font-weight-asian="bold" style:font-size-complex="12pt" style:font-weight-complex="bold"/>
    </style:style>
    <style:style style:name="T23" style:family="text">
      <style:text-properties fo:color="#ce181e" fo:font-size="12pt" fo:font-weight="bold" officeooo:rsid="00295475" style:font-size-asian="12pt" style:font-weight-asian="bold" style:font-size-complex="12pt" style:font-weight-complex="bold"/>
    </style:style>
    <style:style style:name="T24" style:family="text">
      <style:text-properties fo:color="#ce181e" fo:font-size="12pt" fo:font-weight="bold" officeooo:rsid="002d2ab7" style:font-size-asian="12pt" style:font-weight-asian="bold" style:font-size-complex="12pt" style:font-weight-complex="bold"/>
    </style:style>
    <style:style style:name="T25" style:family="text">
      <style:text-properties fo:color="#ce181e" fo:font-size="12pt" style:text-underline-style="solid" style:text-underline-width="auto" style:text-underline-color="font-color" fo:font-weight="bold" officeooo:rsid="001c1ee3" style:font-size-asian="12pt" style:font-weight-asian="bold" style:font-size-complex="12pt" style:font-weight-complex="bold"/>
    </style:style>
    <style:style style:name="T26" style:family="text">
      <style:text-properties fo:color="#ce181e" fo:font-size="12pt" style:text-underline-style="solid" style:text-underline-width="auto" style:text-underline-color="font-color" fo:font-weight="bold" officeooo:rsid="001ddb2d" style:font-size-asian="12pt" style:font-weight-asian="bold" style:font-size-complex="12pt" style:font-weight-complex="bold"/>
    </style:style>
    <style:style style:name="T27" style:family="text">
      <style:text-properties fo:color="#ce181e" fo:font-size="12pt" style:text-underline-style="solid" style:text-underline-width="auto" style:text-underline-color="font-color" fo:font-weight="bold" officeooo:rsid="001e9877" style:font-size-asian="12pt" style:font-weight-asian="bold" style:font-size-complex="12pt" style:font-weight-complex="bold"/>
    </style:style>
    <style:style style:name="T28" style:family="text">
      <style:text-properties fo:color="#ce181e" fo:font-size="12pt" style:text-underline-style="solid" style:text-underline-width="auto" style:text-underline-color="font-color" fo:font-weight="bold" officeooo:rsid="0022ee3c" style:font-size-asian="12pt" style:font-weight-asian="bold" style:font-size-complex="12pt" style:font-weight-complex="bold"/>
    </style:style>
    <style:style style:name="T29" style:family="text">
      <style:text-properties fo:color="#ce181e" fo:font-size="12pt" fo:font-weight="normal" officeooo:rsid="001c1ee3" style:font-size-asian="12pt" style:font-weight-asian="normal" style:font-size-complex="12pt" style:font-weight-complex="normal"/>
    </style:style>
    <style:style style:name="T30" style:family="text">
      <style:text-properties fo:color="#ce181e" fo:font-size="12pt" officeooo:rsid="0022ee3c" style:font-size-asian="12pt" style:font-size-complex="12pt"/>
    </style:style>
    <style:style style:name="T31" style:family="text">
      <style:text-properties fo:color="#182f7c" fo:font-size="11.25pt" fo:font-weight="bold" officeooo:rsid="00160954" style:font-size-asian="12pt" style:font-weight-asian="bold" style:font-size-complex="12pt" style:font-weight-complex="bold" loext:padding="0cm" loext:border="none"/>
    </style:style>
    <style:style style:name="T32" style:family="text">
      <style:text-properties fo:color="#182f7c" fo:font-size="11.25pt" fo:font-weight="bold" officeooo:rsid="001741eb" style:font-size-asian="12pt" style:font-weight-asian="bold" style:font-size-complex="12pt" style:font-weight-complex="bold" loext:padding="0cm" loext:border="none"/>
    </style:style>
    <style:style style:name="T33" style:family="text">
      <style:text-properties style:text-underline-style="solid" style:text-underline-width="auto" style:text-underline-color="font-color" officeooo:rsid="002c0112"/>
    </style:style>
    <style:style style:name="T34" style:family="text">
      <style:text-properties fo:color="#000000" fo:font-size="9pt" fo:font-weight="bold" officeooo:rsid="002892c6" style:font-size-asian="9pt" style:font-weight-asian="bold" style:font-size-complex="9pt" style:font-weight-complex="bold"/>
    </style:style>
    <style:style style:name="T35" style:family="text">
      <style:text-properties fo:color="#000000" fo:font-size="9pt" style:font-size-asian="9pt" style:font-size-complex="9pt"/>
    </style:style>
    <style:style style:name="T36" style:family="text">
      <style:text-properties fo:font-variant="normal" fo:text-transform="none" fo:color="#242729" style:font-name="Arial" fo:font-size="11.25pt" fo:letter-spacing="normal" fo:font-style="normal" fo:font-weight="normal" officeooo:rsid="001223db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38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39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eployment of Django in AWS EC2</text:p>
      <text:p text:style-name="P27"/>
      <text:p text:style-name="P28"><text:span text:style-name="T7">D</text:span>ebug = true <text:span text:style-name="T7">mode</text:span></text:p>
      <text:p text:style-name="P28"/>
      <text:p text:style-name="P29">wsgi.py (default)</text:p>
      <text:p text:style-name="P32"><text:span text:style-name="T1">import </text:span>os</text:p>
      <text:p text:style-name="P31"><text:span text:style-name="T1">from </text:span>django.core.wsgi <text:span text:style-name="T1">import </text:span>get_wsgi_application</text:p>
      <text:p text:style-name="P31">os.environ.setdefault(<text:span text:style-name="T2">'DJANGO_SETTINGS_MODULE'</text:span>, <text:span text:style-name="T2">'myproject.settings'</text:span>)</text:p>
      <text:p text:style-name="P5">application = get_wsgi_application()</text:p>
      <text:p text:style-name="P5"/>
      <text:p text:style-name="P7">Urls.py (for both dev and prod)</text:p>
      <text:p text:style-name="P6"><text:span text:style-name="T1">from </text:span>django.contrib <text:span text:style-name="T1">import </text:span>admin</text:p>
      <text:p text:style-name="P33"><text:span text:style-name="T1">from </text:span>django.conf <text:span text:style-name="T1">import </text:span>settings</text:p>
      <text:p text:style-name="P33"><text:span text:style-name="T1">from </text:span>django.conf.urls.static <text:span text:style-name="T1">import </text:span>static</text:p>
      <text:p text:style-name="P33"/>
      <text:p text:style-name="P31"><text:span text:style-name="T1">from </text:span>django.urls <text:span text:style-name="T1">import </text:span>include, path</text:p>
      <text:p text:style-name="P31">urlpatterns = [</text:p>
      <text:p text:style-name="P34"><text:s text:c="4"/><text:span text:style-name="T4">path(</text:span><text:span text:style-name="T3">'mainsite/'</text:span><text:span text:style-name="T4">, include(</text:span><text:span text:style-name="T3">'mainsite.urls'</text:span><text:span text:style-name="T4">)),</text:span></text:p>
      <text:p text:style-name="P34"><text:s text:c="4"/><text:span text:style-name="T4">path(</text:span><text:span text:style-name="T3">'myapp/'</text:span><text:span text:style-name="T4">, include(</text:span><text:span text:style-name="T3">'myapp.urls'</text:span><text:span text:style-name="T4">)),</text:span></text:p>
      <text:p text:style-name="P34"><text:s text:c="4"/><text:span text:style-name="T4">path(</text:span><text:span text:style-name="T3">'admin/'</text:span><text:span text:style-name="T4">, admin.site.urls),</text:span></text:p>
      <text:p text:style-name="P5">]<text:span text:style-name="T6"> + static(settings.STATIC_URL, </text:span><text:span text:style-name="T5">document_root</text:span><text:span text:style-name="T6">=settings.STATIC_ROOT</text:span></text:p>
      <text:p text:style-name="P9">Before deployment to AWS, push to git..before that</text:p>
      <text:p text:style-name="P9">change Debug mode to false. This will disable static files. <text:line-break/><text:a xlink:type="simple" xlink:href="https://docs.djangoproject.com/en/dev/howto/static-files/#serving-static-files-during-development" text:style-name="Internet_20_link" text:visited-style-name="Visited_20_Internet_20_Link">https://docs.djangoproject.com/en/dev/howto/static-files/#serving-static-files-during-development</text:a></text:p>
      <text:p text:style-name="P1">Serving the files</text:p>
      <text:p text:style-name="Text_20_body">In addition to these configuration steps, you’ll also need to actually serve the static files.</text:p>
      <text:p text:style-name="Text_20_body">During development, if you use <text:a xlink:type="simple" xlink:href="https://docs.djangoproject.com/en/dev/ref/contrib/staticfiles/#module-django.contrib.staticfiles" text:style-name="Internet_20_link" text:visited-style-name="Visited_20_Internet_20_Link"><text:span text:style-name="Source_20_Text">django.contrib.staticfiles</text:span></text:a>, this will be done automatically by <text:a xlink:type="simple" xlink:href="https://docs.djangoproject.com/en/dev/ref/django-admin/#django-admin-runserver" text:style-name="Internet_20_link" text:visited-style-name="Visited_20_Internet_20_Link"><text:span text:style-name="Source_20_Text">runserver</text:span></text:a> when <text:a xlink:type="simple" xlink:href="https://docs.djangoproject.com/en/dev/ref/settings/#std:setting-DEBUG" text:style-name="Internet_20_link" text:visited-style-name="Visited_20_Internet_20_Link"><text:span text:style-name="Source_20_Text">DEBUG</text:span></text:a> is set to <text:span text:style-name="Source_20_Text">True</text:span> (see <text:a xlink:type="simple" xlink:href="https://docs.djangoproject.com/en/dev/ref/contrib/staticfiles/#django.contrib.staticfiles.views.serve" text:style-name="Internet_20_link" text:visited-style-name="Visited_20_Internet_20_Link"><text:span text:style-name="Source_20_Text">django.contrib.staticfiles.views.serve()</text:span></text:a>).</text:p>
      <text:p text:style-name="Text_20_body">This method is <text:span text:style-name="Strong_20_Emphasis">grossly inefficient</text:span> and probably <text:span text:style-name="Strong_20_Emphasis">insecure</text:span>, so it is <text:span text:style-name="Strong_20_Emphasis">unsuitable for production</text:span>.</text:p>
      <text:p text:style-name="Text_20_body">See <text:a xlink:type="simple" xlink:href="https://docs.djangoproject.com/en/dev/howto/static-files/deployment/" text:style-name="Internet_20_link" text:visited-style-name="Visited_20_Internet_20_Link">Deploying static files</text:a> for proper strategies to serve static files in production environments.</text:p>
      <text:p text:style-name="P10">There is one approach to fix it as follows,</text:p>
      <text:p text:style-name="P1">You actually can serve static files in a production Django app, securely and without <text:span text:style-name="Source_20_Text">DEBUG=True</text:span>.</text:p>
      <text:p text:style-name="Text_20_body">Rather than using Django itself, use <text:a xlink:type="simple" xlink:href="http://www.kennethreitz.org/essays/introducing-dj-static" text:style-name="Internet_20_link" text:visited-style-name="Visited_20_Internet_20_Link">dj_static</text:a> in your WSGI file (<text:a xlink:type="simple" xlink:href="https://github.com/kennethreitz/dj-static" text:style-name="Internet_20_link" text:visited-style-name="Visited_20_Internet_20_Link">github</text:a>):</text:p>
      <text:p text:style-name="Preformatted_20_Text"><text:span text:style-name="Source_20_Text"># requirements.txt:</text:span></text:p>
      <text:p text:style-name="Preformatted_20_Text"><text:soft-page-break/></text:p>
      <text:p text:style-name="Preformatted_20_Text"><text:span text:style-name="Source_20_Text">...</text:span></text:p>
      <text:p text:style-name="Preformatted_20_Text"><text:span text:style-name="Source_20_Text">dj-static==0.0.6</text:span></text:p>
      <text:p text:style-name="Preformatted_20_Text"/>
      <text:p text:style-name="Preformatted_20_Text"/>
      <text:p text:style-name="Preformatted_20_Text"><text:span text:style-name="Source_20_Text"># YOURAPP/settings.py: </text:span><text:span text:style-name="Source_20_Text"><text:span text:style-name="T8">[optional]</text:span></text:span></text:p>
      <text:p text:style-name="Preformatted_20_Text"/>
      <text:p text:style-name="Preformatted_20_Text"><text:span text:style-name="Source_20_Text">...</text:span></text:p>
      <text:p text:style-name="Preformatted_20_Text"><text:span text:style-name="Source_20_Text"><text:span text:style-name="T8">#</text:span></text:span><text:span text:style-name="Source_20_Text">STATIC_ROOT = 'staticdir'</text:span></text:p>
      <text:p text:style-name="Preformatted_20_Text"><text:span text:style-name="Source_20_Text"><text:span text:style-name="T8">#</text:span></text:span><text:span text:style-name="Source_20_Text">STATIC_URL = '/staticpath/'</text:span></text:p>
      <text:p text:style-name="Preformatted_20_Text"/>
      <text:p text:style-name="Preformatted_20_Text"><text:span text:style-name="Source_20_Text"># YOURAPP/wsgi.py: </text:span><text:span text:style-name="Source_20_Text"><text:span text:style-name="T8">[replace all by the following code]</text:span></text:span></text:p>
      <text:p text:style-name="Preformatted_20_Text"/>
      <text:p text:style-name="Preformatted_20_Text"><text:span text:style-name="Source_20_Text">...</text:span></text:p>
      <text:p text:style-name="Preformatted_20_Text"><text:span text:style-name="Source_20_Text">from django.core.wsgi import get_wsgi_application</text:span></text:p>
      <text:p text:style-name="Preformatted_20_Text"><text:span text:style-name="Source_20_Text">from dj_static import Cling</text:span></text:p>
      <text:p text:style-name="Preformatted_20_Text"/>
      <text:p text:style-name="P4"><text:span text:style-name="Source_20_Text">application = Cling(get_wsgi_application())</text:span></text:p>
      <text:p text:style-name="P8"><text:span text:style-name="Source_20_Text"><text:span text:style-name="T9"/></text:span></text:p>
      <text:p text:style-name="P8"><text:span text:style-name="Source_20_Text"><text:span text:style-name="T10">ref : </text:span></text:span><text:a xlink:type="simple" xlink:href="https://stackoverflow.com/questions/5836674/why-does-debug-false-setting-make-my-django-static-files-access-fail" text:style-name="Internet_20_link" text:visited-style-name="Visited_20_Internet_20_Link"><text:span text:style-name="Source_20_Text">https://stackoverflow.com/questions/5836674/why-does-debug-false-setting-make-my-django-static-files-access-fail</text:span></text:a></text:p>
      <text:p text:style-name="P24"><text:span text:style-name="Source_20_Text"><text:span text:style-name="T11">Hurray!!! now static files are running in production mode in localhost. </text:span></text:span><text:span text:style-name="Source_20_Text"><text:span text:style-name="T14">Push production code to github.</text:span></text:span></text:p>
      <text:p text:style-name="P11"><text:span text:style-name="Source_20_Text"><text:span text:style-name="T12">[Deployment of django app in AWS linux instance]</text:span></text:span></text:p>
      <text:p text:style-name="P12"><text:span text:style-name="Source_20_Text"><text:span text:style-name="T13">Sign in to AWS console. Go to EC2 &gt; Launch instance. Choose </text:span></text:span><text:span text:style-name="Source_20_Text"><text:span text:style-name="T31">Ubuntu Server 18.04 LTS (HVM), SSD Volume Type - ami-0c55b159cbfafe1f0 (64-bit x86) / ami-0f2057f28f0a44d06 (64-bit Arm)</text:span></text:span></text:p>
      <text:p text:style-name="P12"><text:span text:style-name="Source_20_Text"><text:span text:style-name="T31">Ok done...</text:span></text:span></text:p>
      <text:p text:style-name="P12"><text:span text:style-name="Source_20_Text"><text:span text:style-name="T31">Go to Instances Renamed it to “django-powerbolt-master”. Public DNS (ipv4) for this instance is </text:span></text:span></text:p>
      <text:p text:style-name="P12"><text:span text:style-name="Source_20_Text"><text:span text:style-name="T31">ec2-3-16-128-25.us-east-2.compute.amazonaws.com</text:span></text:span></text:p>
      <text:p text:style-name="P12"><text:span text:style-name="Source_20_Text"><text:span text:style-name="T31">default is 80 port where nginx is running</text:span></text:span></text:p>
      <text:p text:style-name="P12"><text:span text:style-name="Source_20_Text"><text:span text:style-name="T31">Website is running at 8000 port </text:span></text:span></text:p>
      <text:p text:style-name="P12"><text:span text:style-name="Source_20_Text"><text:span text:style-name="T31">hover over the instace and connect, you will see</text:span></text:span></text:p>
      <text:p text:style-name="P12"><text:span text:style-name="Source_20_Text"><text:span text:style-name="T31">ssh -i "test-keypair-django.pem" ubuntu@ec2-3-16-128-25.us-east-2.compute.amazonaws.com</text:span></text:span></text:p>
      <text:p text:style-name="P13"><text:span text:style-name="Source_20_Text"><text:span text:style-name="T32">for each instance one keypair is attached once you lost it you lose access to that instace similar to keygen in android apps. </text:span></text:span></text:p>
      <text:p text:style-name="P13"><text:span text:style-name="Source_20_Text"><text:span text:style-name="T32">Now either through putty or gitbash we will conncet to SSL client linux server by the above command. </text:span></text:span></text:p>
      <text:p text:style-name="P12"><text:span text:style-name="Source_20_Text"><text:span text:style-name="T13"/></text:span></text:p>
      <text:p text:style-name="P14"><text:soft-page-break/><text:span text:style-name="Source_20_Text"><text:span text:style-name="T15">Kill gunicorn port useage by the following command,</text:span></text:span></text:p>
      <text:p text:style-name="P14"><text:span text:style-name="Source_20_Text"><text:span text:style-name="T29">sudo fuser -k 8000/tcp</text:span></text:span></text:p>
      <text:p text:style-name="P14"><text:span text:style-name="Source_20_Text"><text:span text:style-name="T25">Import static files to s3 bucket</text:span></text:span></text:p>
      <text:p text:style-name="P15"><text:span text:style-name="Source_20_Text"><text:span text:style-name="T26">Refer to this link </text:span></text:span></text:p>
      <text:p text:style-name="P14"><text:a xlink:type="simple" xlink:href="https://simpleisbetterthancomplex.com/tutorial/2017/08/01/how-to-setup-amazon-s3-in-a-django-project.html" text:style-name="Internet_20_link" text:visited-style-name="Visited_20_Internet_20_Link"><text:span text:style-name="Source_20_Text"><text:span text:style-name="T25">https://simpleisbetterthancomplex.com/tutorial/2017/08/01/how-to-setup-amazon-s3-in-a-django-project.html</text:span></text:span></text:a></text:p>
      <text:p text:style-name="P14"><text:span text:style-name="Source_20_Text"><text:span text:style-name="T27"/></text:span></text:p>
      <text:p text:style-name="P16"><text:span text:style-name="Source_20_Text"><text:span text:style-name="T27">Godaddy to ec2 instance domain name setup</text:span></text:span></text:p>
      <text:p text:style-name="P16"><text:span text:style-name="Source_20_Text"><text:span text:style-name="T27">https://www.youtube.com/watch?v=8Pcc13m60os</text:span></text:span></text:p>
      <text:p text:style-name="P14"><text:span text:style-name="Source_20_Text"><text:span text:style-name="T25"/></text:span></text:p>
      <text:p text:style-name="P14"><text:span text:style-name="Source_20_Text"><text:span text:style-name="T15"/></text:span></text:p>
      <text:p text:style-name="P17"><text:span text:style-name="Source_20_Text"><text:span text:style-name="T16">Kill gunicorn process on a specific port, </text:span></text:span><text:span text:style-name="Source_20_Text"><text:span text:style-name="T17">for example 8000 port</text:span></text:span></text:p>
      <text:p text:style-name="P17"><text:span text:style-name="Source_20_Text"><text:span text:style-name="T16">sudo fuser -k 8000/tcp</text:span></text:span></text:p>
      <text:p text:style-name="P17"><text:span text:style-name="Source_20_Text"><text:span text:style-name="T16"/></text:span></text:p>
      <text:p text:style-name="P18"><text:span text:style-name="Source_20_Text"><text:span text:style-name="T28">nginx installation in ubuntu</text:span></text:span></text:p>
      <text:p text:style-name="P2"><text:span text:style-name="Source_20_Text"><text:span text:style-name="T18">Login as </text:span></text:span><text:span text:style-name="Source_20_Text"><text:span text:style-name="Strong_20_Emphasis"><text:span text:style-name="T30">root</text:span></text:span></text:span><text:span text:style-name="Source_20_Text"><text:span text:style-name="T18"> or: </text:span></text:span></text:p>
      <text:p text:style-name="P4"><text:span text:style-name="Source_20_Text">sudo su -</text:span></text:p>
      <text:p text:style-name="Text_20_body">Then uninstall nginx: </text:p>
      <text:p text:style-name="P4"><text:span text:style-name="Source_20_Text">apt-get purge nginx nginx-common nginx-full <text:s/></text:span></text:p>
      <text:p text:style-name="Text_20_body">And then install it: </text:p>
      <text:p text:style-name="P4"><text:span text:style-name="Source_20_Text">apt-get install nginx</text:span></text:p>
      <text:p text:style-name="Text_20_body">The other way is to run sudo command with <text:span text:style-name="Source_20_Text">-H</text:span>:</text:p>
      <text:p text:style-name="Preformatted_20_Text"><text:span text:style-name="Source_20_Text">sudo -H apt-get purge nginx nginx-common nginx-full <text:s/></text:span></text:p>
      <text:p text:style-name="P4"><text:span text:style-name="Source_20_Text">sudo -H apt-get install nginx</text:span></text:p>
      <text:p text:style-name="P19"><text:span text:style-name="Source_20_Text"><text:span text:style-name="T19">then “exit” to log out from sudo root user.</text:span></text:span></text:p>
      <text:p text:style-name="P19"><text:span text:style-name="Source_20_Text"><text:span text:style-name="T19"/></text:span></text:p>
      <text:p text:style-name="P20"><text:span text:style-name="Source_20_Text"><text:span text:style-name="T20">To run nginx on 81 port</text:span></text:span></text:p>
      <text:p text:style-name="P20"><text:span text:style-name="Source_20_Text"><text:span text:style-name="T20">change, </text:span></text:span></text:p>
      <text:p text:style-name="P20"><text:soft-page-break/><text:span text:style-name="Source_20_Text"><text:span text:style-name="T20">service { port 81 }</text:span></text:span></text:p>
      <text:p text:style-name="P20"><text:span text:style-name="Source_20_Text"><text:span text:style-name="T20">in default or django.conf file </text:span></text:span></text:p>
      <text:p text:style-name="P20"><text:span text:style-name="Source_20_Text"><text:span text:style-name="T20">then restart nginx</text:span></text:span></text:p>
      <text:p text:style-name="P20"><text:span text:style-name="Source_20_Text"><text:span text:style-name="T20">to run gunicorn on 80 port you need root privilege since the port is below 1024 and as a rule as per ubuntu. </text:span></text:span></text:p>
      <text:p text:style-name="P20"><text:span text:style-name="Source_20_Text"><text:span text:style-name="T20">To run gunicorn on 80 try </text:span></text:span></text:p>
      <text:p text:style-name="P20"><text:span text:style-name="Source_20_Text"><text:span text:style-name="T20">gunocorn –-bind 0.0.0.0:8000 myproject.wsgi:application</text:span></text:span></text:p>
      <text:p text:style-name="P20"><text:span text:style-name="Source_20_Text"><text:span text:style-name="T20">since it will use python 2 and djnango can update maximum to 1.1</text:span></text:span></text:p>
      <text:p text:style-name="P25"><text:span text:style-name="Source_20_Text"><text:span text:style-name="T20">Since my project required django 2+. so gunicorn3 has to be installed which will use python3 by default and django can be installed to 2+ version in python3.</text:span></text:span></text:p>
      <text:p text:style-name="P21"><text:span text:style-name="Source_20_Text"><text:span text:style-name="T21">Note that </text:span></text:span></text:p>
      <text:p text:style-name="P21"><text:span text:style-name="Source_20_Text"><text:span text:style-name="T21">Both gunicorn and nginx can run on the same port 80</text:span></text:span></text:p>
      <text:p text:style-name="P21"><text:span text:style-name="Source_20_Text"><text:span text:style-name="T21"/></text:span></text:p>
      <text:p text:style-name="P22"><text:span text:style-name="Source_20_Text"><text:span text:style-name="T22">nginx control commands</text:span></text:span></text:p>
      <text:p text:style-name="P22"><text:span text:style-name="Source_20_Text"><text:span text:style-name="T34">sudo service nginx start</text:span></text:span></text:p>
      <text:p text:style-name="P22"><text:span text:style-name="Source_20_Text"><text:span text:style-name="T35">sudo service nginx stop</text:span></text:span></text:p>
      <text:p text:style-name="P4"><text:span text:style-name="Source_20_Text"><text:span text:style-name="T35">sudo service nginx restart</text:span></text:span></text:p>
      <text:p text:style-name="P23"><text:span text:style-name="Source_20_Text"><text:span text:style-name="T23">Show location of gunicorn3</text:span></text:span></text:p>
      <text:p text:style-name="P26"><text:span text:style-name="Source_20_Text"><text:span text:style-name="T23">pip3 show gunicorn</text:span></text:span></text:p>
      <text:p text:style-name="P35"><text:span text:style-name="Source_20_Text"><text:span text:style-name="T33">Ways to sustain gunicorn running on the background</text:span></text:span></text:p>
      <text:p text:style-name="P35"><text:a xlink:type="simple" xlink:href="https://stackoverflow.com/questions/13654688/what-is-the-correct-way-to-leave-gunicorn-running" text:style-name="Internet_20_link" text:visited-style-name="Visited_20_Internet_20_Link"><text:span text:style-name="Source_20_Text"><text:span text:style-name="T33">https://stackoverflow.com/questions/13654688/what-is-the-correct-way-to-leave-gunicorn-running</text:span></text:span></text:a></text:p>
      <text:p text:style-name="P35"><text:span text:style-name="Source_20_Text"><text:span text:style-name="T33">One of the best ways below</text:span></text:span></text:p>
      <text:p text:style-name="P35"><text:span text:style-name="Source_20_Text"><text:span text:style-name="T33"/></text:span></text:p>
      <text:p text:style-name="P3"><text:span text:style-name="Source_20_Text"><text:span text:style-name="T36">use --daemon to the binding command of gunicorn. ex:</text:span></text:span></text:p>
      <text:p text:style-name="P36"><text:span text:style-name="Source_20_Text"><text:span text:style-name="T37">gunicorn --bind </text:span></text:span><text:span text:style-name="Source_20_Text"><text:span text:style-name="T39">0.0</text:span></text:span><text:span text:style-name="Source_20_Text"><text:span text:style-name="T37">.</text:span></text:span><text:span text:style-name="Source_20_Text"><text:span text:style-name="T39">0.0</text:span></text:span><text:span text:style-name="Source_20_Text"><text:span text:style-name="T37">:</text:span></text:span><text:span text:style-name="Source_20_Text"><text:span text:style-name="T39">8001</text:span></text:span><text:span text:style-name="Source_20_Text"><text:span text:style-name="T38"> </text:span></text:span><text:span text:style-name="Source_20_Text"><text:span text:style-name="T37">your_project.wsgi --daemon</text:span></text:span></text:p>
      <text:p text:style-name="P8"><text:span text:style-name="Source_20_Text"><text:span text:style-name="T10"/></text:span></text:p>
      <text:p text:style-name="P38"><text:span text:style-name="Source_20_Text"><text:span text:style-name="T24">Important</text:span></text:span></text:p>
      <text:p text:style-name="P38"><text:span text:style-name="Source_20_Text"><text:span text:style-name="T24">Daemon thread is running as asyn task... when you update the website. You need to kill the asyn thread, </text:span></text:span></text:p>
      <text:p text:style-name="P38"><text:span text:style-name="Source_20_Text"><text:span text:style-name="T24">sudo pkill gunicorn3</text:span></text:span></text:p>
      <text:p text:style-name="P38"><text:soft-page-break/><text:span text:style-name="Source_20_Text"><text:span text:style-name="T24"><text:s/>sudo pkill gunicorn</text:span></text:span></text:p>
      <text:p text:style-name="P38"><text:span text:style-name="Source_20_Text"><text:span text:style-name="T24">Then again run </text:span></text:span></text:p>
      <text:p text:style-name="P38"><text:span text:style-name="Source_20_Text"><text:span text:style-name="T24">sudo gunicorn3 --bind 0.0.0.0:80 myproject.wsgi:application –daemon</text:span></text:span></text:p>
      <text:p text:style-name="P38"><text:span text:style-name="Source_20_Text"><text:span text:style-name="T24">Otherwise the site will not be updated to the new site.</text:span></text:span></text:p>
      <text:p text:style-name="P9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Lohit Devanagari1" svg:font-family="'Lohit Devanagari'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7:12:57.501100500</meta:creation-date>
    <dc:date>2019-04-13T14:23:39.994871592</dc:date>
    <meta:editing-duration>PT3H41M45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5" meta:paragraph-count="102" meta:word-count="666" meta:character-count="4859" meta:non-whitespace-character-count="4266"/>
  </office:meta>
</office:document-meta>
</file>